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16b7" officeooo:paragraph-rsid="000e16b7"/>
    </style:style>
    <style:style style:name="T1" style:family="text">
      <style:text-properties officeooo:rsid="000f8f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adline, rescue, shortly, take-off, on strike, spread, airline, drought, pledge, allocate, prime minister, describe, worthy, financial, assistance, farmer, ruin, shore, aircraft, pilot, <text:span text:style-name="T1">undoubtedly, modest, modestly, reply, musical instrument, victim, threat, train driver, nurse, flood, demand, experience, reallocate, <text:s/>force, carry,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21:28:56.359885800</meta:creation-date>
    <dc:date>2026-01-27T21:43:12.634055000</dc:date>
    <meta:editing-duration>PT14M16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1" meta:word-count="39" meta:character-count="336" meta:non-whitespace-character-count="296"/>
  </office:meta>
</office:document-meta>
</file>